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6700000B7AB64AF5D7D2A27AFF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921cm" svg:height="11.999cm" svg:x="1.556cm" svg:y="0.016cm">
          <draw:image xlink:href="Pictures/1000000000000B6700000B7AB64AF5D7D2A27AFF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02T16:39:55.036983376</dc:date>
    <meta:editing-duration>PT2M7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